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Noto Serif CJK SC" svg:font-family="'Noto Serif CJK SC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e03d" officeooo:paragraph-rsid="000ee03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ee03d" officeooo:paragraph-rsid="000ee03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ee03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9e84" officeooo:paragraph-rsid="00109e84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133e5" officeooo:paragraph-rsid="001133e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133e5" officeooo:paragraph-rsid="00114c6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14c6f" officeooo:paragraph-rsid="00114c6f"/>
    </style:style>
    <style:style style:name="P8" style:family="paragraph" style:parent-style-name="Standard" style:list-style-name="L1">
      <style:paragraph-properties fo:text-align="start" style:justify-single-word="false"/>
      <style:text-properties fo:font-size="8pt" officeooo:rsid="000ee03d" officeooo:paragraph-rsid="000ee03d" style:font-size-asian="8pt" style:font-size-complex="8pt"/>
    </style:style>
    <style:style style:name="T1" style:family="text">
      <style:text-properties officeooo:rsid="000ee03d"/>
    </style:style>
    <style:style style:name="T2" style:family="text">
      <style:text-properties officeooo:rsid="001133e5"/>
    </style:style>
    <style:style style:name="T3" style:family="text">
      <style:text-properties style:text-underline-style="solid" style:text-underline-width="auto" style:text-underline-color="font-color" officeooo:rsid="001133e5"/>
    </style:style>
    <style:style style:name="T4" style:family="text">
      <style:text-properties style:font-name="Noto Serif CJK SC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14c6f"/>
    </style:style>
    <style:style style:name="T7" style:family="text">
      <style:text-properties style:font-name="Liberation Serif" officeooo:rsid="0011b6a1"/>
    </style:style>
    <style:style style:name="T8" style:family="text">
      <style:text-properties style:font-name="Liberation Serif" officeooo:rsid="001252c4"/>
    </style:style>
    <style:style style:name="T9" style:family="text">
      <style:text-properties style:font-name="Liberation Serif" officeooo:rsid="00133e0a"/>
    </style:style>
    <style:style style:name="T10" style:family="text">
      <style:text-properties style:font-name="Liberation Serif" officeooo:rsid="001536b0"/>
    </style:style>
    <style:style style:name="T11" style:family="text">
      <style:text-properties style:font-name="Liberation Serif" officeooo:rsid="001922e8"/>
    </style:style>
    <style:style style:name="T12" style:family="text">
      <style:text-properties style:font-name="Liberation Serif1" officeooo:rsid="0011b6a1"/>
    </style:style>
    <style:style style:name="T13" style:family="text">
      <style:text-properties officeooo:rsid="00133e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P 2019 Spring HW1 Discrete HMM</text:p>
      <text:p text:style-name="P1">B05901105 陳矩翰</text:p>
      <text:list xml:id="list3266562662" text:style-name="L1">
        <text:list-item>
          <text:p text:style-name="P4">Environment:</text:p>
          <text:p text:style-name="P2">$ uname -a</text:p>
          <text:p text:style-name="P8">Linux t480 5.0.4-200.fc29.x86_64 #1 SMP Mon Mar 25 02:27:33 UTC 2019 x86_64 x86_64 x86_64 GNU/Linux</text:p>
        </text:list-item>
        <text:list-item>
          <text:p text:style-name="P2">compiler: g++ and gcc<text:span text:style-name="T2">. </text:span><text:span text:style-name="T3">Note that POSIX threading support is needed on the system.</text:span></text:p>
          <text:list>
            <text:list-item>
              <text:p text:style-name="P3"><text:span text:style-name="T1">gcc -v:</text:span></text:p>
              <text:p text:style-name="P8">Using built-in specs.</text:p>
              <text:p text:style-name="P8">COLLECT_GCC=gcc</text:p>
              <text:p text:style-name="P8">COLLECT_LTO_WRAPPER=/usr/libexec/gcc/x86_64-redhat-linux/8/lto-wrapper</text:p>
              <text:p text:style-name="P8">OFFLOAD_TARGET_NAMES=nvptx-none</text:p>
              <text:p text:style-name="P8">OFFLOAD_TARGET_DEFAULT=1</text:p>
              <text:p text:style-name="P8">Target: x86_64-redhat-linux</text:p>
              <text:p text:style-name="P8">Configured with: ../configure --enable-bootstrap --enable-languages=c,c++,fortran,objc,obj-c++,ada,go,lto --prefix=/usr --mandir=/usr/share/man --infodir=/usr/share/info --with-bugurl=http://bugzilla.redhat.com/bugzilla --enable-shared --enable-threads=posix --enable-checking=release --enable-multilib --with-system-zlib --enable-__cxa_atexit --disable-libunwind-exceptions --enable-gnu-unique-object --enable-linker-build-id --with-gcc-major-version-only --with-linker-hash-style=gnu --enable-plugin --enable-initfini-array --with-isl --enable-libmpx --enable-offload-targets=nvptx-none --without-cuda-driver --enable-gnu-indirect-function --enable-cet --with-tune=generic --with-arch_32=i686 --build=x86_64-redhat-linux</text:p>
              <text:p text:style-name="P8">Thread model: posix</text:p>
              <text:p text:style-name="P8">gcc version 8.3.1 20190223 (Red Hat 8.3.1-2) (GCC)</text:p>
            </text:list-item>
          </text:list>
        </text:list-item>
        <text:list-item>
          <text:p text:style-name="P2">how to train?</text:p>
          <text:p text:style-name="P2">$ chmod u+x run_train.sh; make clean; make; bash run_train.sh</text:p>
        </text:list-item>
        <text:list-item>
          <text:p text:style-name="P2">how to test?</text:p>
          <text:p text:style-name="P2">Please refer to the homework PDF.</text:p>
        </text:list-item>
        <text:list-item>
          <text:p text:style-name="P5">Some perks of this implementation:</text:p>
          <text:list>
            <text:list-item>
              <text:p text:style-name="P5">比較直覺性的實作可能會在每個gamma跟epsilon的entry都重新用summation做一次P(O|lambda)，個人在這個作業的P(O|lambda)都是使用該observation sequence <text:span text:style-name="T13">O</text:span>產生的alpha的最後一個column之summation作為其值，因此對於每個input sequence O來說可以省下<text:span text:style-name="T4">Θ</text:span><text:span text:style-name="T5">( m*n )這麼多的計算量，其中m是HMM的hidden state數量、n是input sequence O的長度，並且在實際背後代表的意義上應該也是較為精確的。</text:span></text:p>
            </text:list-item>
            <text:list-item>
              <text:p text:style-name="P6"><text:span text:style-name="T5">在training以及testing的部份都有使用POSIX pthreads以進行加速：</text:span></text:p>
              <text:p text:style-name="P6"><text:span text:style-name="T6">traing時，</text:span><text:span text:style-name="T5">針對一個input sequence O，很明顯地，alpha跟beta可以同時計算而不會有data-racing問題，同理gamma跟epsilon的累計、</text:span><text:span text:style-name="T7">Baum Welch最後計算新的(</text:span><text:span text:style-name="T12">π</text:span><text:span text:style-name="T7">’, A’, B’)的部份</text:span><text:span text:style-name="T5">也都可以平行化運算，因此在training的程式中這三個部份都是平行處理的</text:span><text:span text:style-name="T9">，alpha/beta開兩條thread、gamma/epsilon開兩條、B-W開三條；</text:span></text:p>
              <text:p text:style-name="P6"><text:span text:style-name="T5">testing時，因為我們是針對每一個HMM進行運算、取值，對於testing data檔案只是唯讀操作，因此在這個程式中有多少個HMM就一次開</text:span><text:span text:style-name="T9">了</text:span><text:span text:style-name="T5">多少個thread。</text:span></text:p>
            </text:list-item>
            <text:list-item>
              <text:p text:style-name="P6"><text:span text:style-name="T8">有</text:span><text:span text:style-name="T5">對每個O的長度進行normalization，因此雖然這個作業測資的O長度固定都在50，本程式可以處理檔案中有不同長度的測資的情況，並且儘管長度可能不同，其對結果的貢獻都是大致相同的</text:span><text:span text:style-name="T10">。</text:span></text:p>
            </text:list-item>
            <text:list-item>
              <text:p text:style-name="P6"><text:span text:style-name="T5">另，本程式也能應對不同</text:span><text:span text:style-name="T9">hidden state總數、不同possible observation count from a hidden state的initial HMM，例如可以丟有8個hidden state的HMM、以及共有ABCDEFGHI的測資給這支程式訓練，在測試的時候也可以有不同hidden state數量的HMM一起進行處理。</text:span></text:p>
            </text:list-item>
          </text:list>
        </text:list-item>
        <text:list-item>
          <text:p text:style-name="P7"><text:span text:style-name="T5">Some defects of this implementation:</text:span></text:p>
          <text:list>
            <text:list-item>
              <text:p text:style-name="P7"><text:span text:style-name="T5">沒有對HMM的observation </text:span><text:span text:style-name="T8">probability may </text:span><text:span text:style-name="T5">degenerate to 0的預防處理，因</text:span><text:span text:style-name="T7">此當</text:span><text:span text:style-name="T5">train iteration過高可能會讓那個model直接壞掉。</text:span></text:p>
            </text:list-item>
            <text:list-item>
              <text:p text:style-name="P7"><text:span text:style-name="T5">run_train.sh的結果其正確率並不高，僅0.5932。</text:span></text:p>
            </text:list-item>
            <text:list-item>
              <text:p text:style-name="P7"><text:span text:style-name="T5">測資只能是</text:span><text:span text:style-name="T11">char型別，並且其必須大於等於A，否則會產生記憶體存取越位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Noto Serif CJK SC" svg:font-family="'Noto Serif CJK SC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3:54:07.444592501</meta:creation-date>
    <dc:date>2019-04-06T00:36:50.359387679</dc:date>
    <meta:editing-duration>PT42M38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1" meta:paragraph-count="31" meta:word-count="744" meta:character-count="2457" meta:non-whitespace-character-count="2322"/>
  </office:meta>
</office:document-meta>
</file>